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EnvelopeModule.getAttribut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EnvelopeModule.getEnvelope( Map objectModel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